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language-asian="en" style:country-asian="GB"/>
    </style:style>
    <style:style style:name="P2" style:parent-style-name="ListParagraph" style:list-style-name="LFO3" style:family="paragraph">
      <style:text-properties style:language-asian="en" style:country-asian="GB"/>
    </style:style>
    <style:style style:name="P3" style:parent-style-name="ListParagraph" style:list-style-name="LFO3" style:family="paragraph">
      <style:text-properties style:language-asian="en" style:country-asian="GB"/>
    </style:style>
    <style:style style:name="P4" style:parent-style-name="ListParagraph" style:list-style-name="LFO3" style:family="paragraph">
      <style:text-properties style:language-asian="en" style:country-asian="GB"/>
    </style:style>
    <style:style style:name="P5" style:parent-style-name="ListParagraph" style:list-style-name="LFO3" style:family="paragraph">
      <style:text-properties style:language-asian="en" style:country-asian="GB"/>
    </style:style>
    <style:style style:name="P6" style:parent-style-name="ListParagraph" style:list-style-name="LFO3" style:family="paragraph">
      <style:text-properties style:language-asian="en" style:country-asian="GB"/>
    </style:style>
    <style:style style:name="P7" style:parent-style-name="ListParagraph" style:list-style-name="LFO3" style:family="paragraph">
      <style:text-properties style:language-asian="en" style:country-asian="GB"/>
    </style:style>
    <style:style style:name="P8" style:parent-style-name="ListParagraph" style:list-style-name="LFO3" style:family="paragraph">
      <style:text-properties style:language-asian="en" style:country-asian="GB"/>
    </style:style>
    <style:style style:name="P9" style:parent-style-name="Normal" style:family="paragraph">
      <style:text-properties style:language-asian="en" style:country-asian="GB"/>
    </style:style>
    <style:style style:name="P10" style:parent-style-name="ListParagraph" style:list-style-name="LFO4" style:family="paragraph">
      <style:text-properties style:language-asian="en" style:country-asian="GB"/>
    </style:style>
    <style:style style:name="P11" style:parent-style-name="Normal" style:family="paragraph">
      <style:text-properties style:language-asian="en" style:country-asian="GB"/>
    </style:style>
    <style:style style:name="P12" style:parent-style-name="ListParagraph" style:list-style-name="LFO5" style:family="paragraph">
      <style:text-properties style:language-asian="en" style:country-asian="GB"/>
    </style:style>
    <style:style style:name="P13" style:parent-style-name="ListParagraph" style:list-style-name="LFO5" style:family="paragraph">
      <style:text-properties style:language-asian="en" style:country-asian="GB"/>
    </style:style>
    <style:style style:name="P14" style:parent-style-name="ListParagraph" style:list-style-name="LFO5" style:family="paragraph">
      <style:text-properties style:language-asian="en" style:country-asian="GB"/>
    </style:style>
    <style:style style:name="P15" style:parent-style-name="ListParagraph" style:list-style-name="LFO5" style:family="paragraph">
      <style:text-properties style:language-asian="en" style:country-asian="GB"/>
    </style:style>
    <style:style style:name="P16" style:parent-style-name="ListParagraph" style:list-style-name="LFO5" style:family="paragraph">
      <style:text-properties style:language-asian="en" style:country-asian="GB"/>
    </style:style>
    <style:style style:name="P17" style:parent-style-name="Normal" style:family="paragraph">
      <style:text-properties style:language-asian="en" style:country-asian="GB"/>
    </style:style>
    <style:style style:name="P18"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GB"/>
    </style:style>
    <style:style style:family="graphic" style:name="a0">
      <style:graphic-properties draw:fill="none" draw:stroke="none"/>
    </style:style>
  </office:automatic-styles>
  <office:body>
    <office:text text:use-soft-page-breaks="true">
      <text:p text:style-name="P1">In various areas of manufacturing, individuals may come into contact with toxic chemicals or hazardous substances. Some specific areas include:</text:p>
      <text:list text:style-name="LFO3" text:continue-numbering="true">
        <text:list-item>
          <text:p text:style-name="P2">Chemical Production: Workers involved in the production of chemicals are exposed to a wide range of potentially hazardous substances. This includes handling and processing of raw materials, mixing and reacting chemicals, and operating equipment in chemical plants.</text:p>
        </text:list-item>
        <text:list-item>
          <text:p text:style-name="P3">Pharmaceuticals and Biotechnology: Manufacturing pharmaceuticals and biotechnology products often involves working with potent active ingredients, solvents, and other chemicals that can be toxic. Workers may be exposed during the synthesis, formulation, and packaging processes.</text:p>
        </text:list-item>
        <text:list-item>
          <text:p text:style-name="P4">Metalworking and Foundries: Metalworking industries, such as welding, machining, and casting, involve working with metals, metal alloys, and various chemical compounds. These processes can generate hazardous fumes, dust, or metal particulates that pose health risks.</text:p>
        </text:list-item>
        <text:list-item>
          <text:p text:style-name="P5">Paints and Coatings: Manufacturing paints, coatings, and related products involves handling pigments, solvents, and additives that can be toxic or harmful. Workers may be exposed to these substances during mixing, spraying, or other application processes.</text:p>
        </text:list-item>
        <text:list-item>
          <text:p text:style-name="P6">Electronics Manufacturing: The production of electronic devices often involves the use of chemicals, such as solvents, fluxes, and soldering materials. Workers may be exposed to these substances during circuit board assembly, soldering, or cleaning processes.</text:p>
        </text:list-item>
        <text:list-item>
          <text:p text:style-name="P7">Plastics and Resins: The manufacturing of plastics and resins involves working with various chemicals, including monomers, plasticizers, and additives. These substances can release toxic fumes or pose risks during processing, molding, or curing.</text:p>
        </text:list-item>
        <text:list-item>
          <text:p text:style-name="P8">Printing and Graphic Arts: Workers in printing and graphic arts may come into contact with hazardous substances present in inks, solvents, or cleaning agents. Exposure can occur during printing, ink mixing, or cleaning of equipment.</text:p>
        </text:list-item>
      </text:list>
      <text:p text:style-name="P9">It's important for employers in these industries to implement proper safety measures, provide appropriate personal protective equipment (PPE), and follow regulatory guidelines to minimize the risks associated with exposure to toxic chemicals and hazardous substances.</text:p>
      <text:p text:style-name="Normal"><draw:custom-shape svg:x="0in" svg:y="0in" svg:width="0.33333in" svg:height="0.33333in" draw:id="id0" draw:style-name="a0" draw:name="Rectangle 2" text:anchor-type="as-char"><svg:title/><svg:desc/><draw:enhanced-geometry draw:type="non-primitive" svg:viewBox="0 0 21600 21600" draw:enhanced-path="M 0 0 L 21600 0 21600 21600 0 21600 Z N"/></draw:custom-shape></text:p>
      <text:list text:style-name="LFO4" text:continue-numbering="true">
        <text:list-item>
          <text:p text:style-name="P10">Does any of these areas have a day and a night shift?</text:p>
        </text:list-item>
      </text:list>
      <text:p text:style-name="P11">Yes, in some manufacturing industries, day and night shifts are common. The specific shift schedules can vary depending on the nature of the manufacturing process, production demands, and operational requirements. Here are a few examples:</text:p>
      <text:list text:style-name="LFO5" text:continue-numbering="true">
        <text:list-item>
          <text:p text:style-name="P12">Chemical Production: Chemical plants often operate continuously to meet production demands. This requires a 24-hour operation, which may involve rotating day and night shifts to ensure continuous production and maintenance.</text:p>
        </text:list-item>
        <text:list-item>
          <text:p text:style-name="P13">Pharmaceuticals and Biotechnology: Pharmaceutical manufacturing facilities may have both day and night shifts to maintain round-the-clock production and ensure uninterrupted supply of medications.</text:p>
        </text:list-item>
        <text:list-item>
          <text:p text:style-name="P14">Metalworking and Foundries: Certain metalworking operations, such as steel mills or foundries, may operate on a continuous basis and require shift work to meet production targets. This can include day, night, and rotating shifts.</text:p>
        </text:list-item>
        <text:list-item>
          <text:p text:style-name="P15">Electronics Manufacturing: Electronics manufacturing facilities that cater to global markets or have high production volumes may operate multiple shifts, including day and night shifts, to maintain productivity.</text:p>
        </text:list-item>
        <text:list-item>
          <text:p text:style-name="P16">Plastics and Resins: Some plastics manufacturing plants operate on a 24-hour basis to meet production demands. This can involve day and night shifts to ensure continuous production and minimize downtime.</text:p>
        </text:list-item>
      </text:list>
      <text:p text:style-name="P17">It's important to note that not all manufacturing industries operate on a shift-based schedule. Some industries may follow a traditional day shift, while others may have extended hours of operation without specific day and night shifts. The specific shift schedules and practices can vary based on the industry, company policies, and production requirements.</text:p>
      <text:p text:style-name="P18">Bottom of For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GB"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GB" fo:hyphenate="false"/>
    </style:style>
    <style:style style:name="z-BottomofFormChar" style:display-name="z-Bottom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ai .</meta:initial-creator>
    <dc:creator>.Danai .</dc:creator>
    <meta:creation-date>2023-06-07T16:11:00Z</meta:creation-date>
    <dc:date>2023-06-20T07:39:00Z</dc:date>
    <meta:template xlink:href="Normal" xlink:type="simple"/>
    <meta:editing-cycles>1</meta:editing-cycles>
    <meta:editing-duration>PT444960S</meta:editing-duration>
    <meta:document-statistic meta:page-count="2" meta:paragraph-count="7" meta:word-count="590" meta:character-count="3948" meta:row-count="28" meta:non-whitespace-character-count="3365"/>
  </office:meta>
</office:document-meta>
</file>